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style:paragraph-properties fo:text-align="center"/>
      <style:text-properties fo:font-style="italic" style:font-style-asian="italic" style:font-style-complex="italic"/>
    </style:style>
    <style:style style:name="P2" style:family="paragraph">
      <loext:graphic-properties draw:fill-color="#ffffff"/>
      <style:paragraph-properties fo:text-align="center"/>
      <style:text-properties fo:font-style="italic" style:font-style-asian="italic" style:font-style-complex="italic"/>
    </style:style>
    <style:style style:name="P3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variant="normal" fo:text-transform="none" fo:color="#1c1c1c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Présentation Oral Projet 2</text:p>
          </draw:text-box>
        </draw:frame>
        <draw:frame presentation:style-name="pr2" draw:text-style-name="P2" draw:layer="layout" svg:width="25.5cm" svg:height="7cm" svg:x="1cm" svg:y="12.8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« Transformez une maquette en site web »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mmair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I/ Présentation HTML</text:p>
              </text:list-item>
              <text:list-item>
                <text:p><text:span text:style-name="T3">1) &lt;Header&gt;</text:span></text:p>
              </text:list-item>
              <text:list-item>
                <text:p><text:span text:style-name="T3">2) &lt;Main&gt;</text:span></text:p>
              </text:list-item>
              <text:list-item>
                <text:p><text:span text:style-name="T3">3) &lt;Footer&gt;</text:span></text:p>
              </text:list-item>
              <text:list-item>
                <text:p/>
              </text:list-item>
              <text:list-item>
                <text:p><text:span text:style-name="T4">II/ </text:span>Présentation CSS</text:p>
              </text:list-item>
              <text:list-item>
                <text:p><text:span text:style-name="T3">1) Apparence global</text:span></text:p>
              </text:list-item>
              <text:list-item>
                <text:p><text:span text:style-name="T3">2) Responsiv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« Header »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15T13:09:22.387000000</meta:creation-date>
    <meta:editing-duration>PT4H48M35S</meta:editing-duration>
    <meta:editing-cycles>2</meta:editing-cycles>
    <meta:generator>LibreOffice/6.2.3.2$Windows_X86_64 LibreOffice_project/aecc05fe267cc68dde00352a451aa867b3b546ac</meta:generator>
    <dc:title>Alizarin</dc:title>
    <dc:date>2021-07-15T18:30:05.127000000</dc:date>
    <meta:document-statistic meta:object-count="49"/>
  </office:meta>
</office:document-meta>
</file>